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1e69f" officeooo:paragraph-rsid="0011e69f"/>
    </style:style>
    <style:style style:name="P2" style:family="paragraph" style:parent-style-name="Text_20_body">
      <style:text-properties fo:language="en" fo:country="US" officeooo:rsid="00147555" officeooo:paragraph-rsid="00147555"/>
    </style:style>
    <style:style style:name="P3" style:family="paragraph" style:parent-style-name="Text_20_body">
      <style:text-properties fo:language="en" fo:country="US" officeooo:rsid="00168ac5" officeooo:paragraph-rsid="00168ac5"/>
    </style:style>
    <style:style style:name="P4" style:family="paragraph" style:parent-style-name="Text_20_body">
      <style:text-properties fo:language="en" fo:country="US" officeooo:rsid="00169ec1" officeooo:paragraph-rsid="00169ec1"/>
    </style:style>
    <style:style style:name="P5" style:family="paragraph" style:parent-style-name="Text_20_body">
      <style:text-properties fo:language="en" fo:country="US" officeooo:rsid="0017d7a6" officeooo:paragraph-rsid="0017d7a6"/>
    </style:style>
    <style:style style:name="P6" style:family="paragraph" style:parent-style-name="Text_20_body">
      <style:text-properties fo:language="en" fo:country="US" officeooo:rsid="00184098" officeooo:paragraph-rsid="00184098" fo:background-color="#ffff00"/>
    </style:style>
    <style:style style:name="P7" style:family="paragraph" style:parent-style-name="Text_20_body" style:list-style-name="L1">
      <style:text-properties fo:language="en" fo:country="US" officeooo:rsid="0017d7a6" officeooo:paragraph-rsid="0017d7a6"/>
    </style:style>
    <style:style style:name="P8" style:family="paragraph" style:parent-style-name="Text_20_body" style:list-style-name="L1">
      <style:text-properties fo:language="en" fo:country="US" officeooo:rsid="00184098" officeooo:paragraph-rsid="00184098"/>
    </style:style>
    <style:style style:name="T1" style:family="text">
      <style:text-properties officeooo:rsid="001251d9"/>
    </style:style>
    <style:style style:name="T2" style:family="text">
      <style:text-properties officeooo:rsid="001356df"/>
    </style:style>
    <style:style style:name="T3" style:family="text">
      <style:text-properties officeooo:rsid="001565e1"/>
    </style:style>
    <style:style style:name="T4" style:family="text">
      <style:text-properties style:font-name="Liberation Mono" fo:font-size="11pt" officeooo:rsid="001565e1" style:font-size-asian="11pt" style:font-size-complex="11pt"/>
    </style:style>
    <style:style style:name="T5" style:family="text">
      <style:text-properties officeooo:rsid="00169ec1"/>
    </style:style>
    <style:style style:name="T6" style:family="text">
      <style:text-properties fo:language="cs" fo:country="CZ" fo:background-color="#ffff00" loext:char-shading-value="0"/>
    </style:style>
    <style:style style:name="T7" style:family="text">
      <style:text-properties fo:background-color="#ffff00" loext:char-shading-value="0"/>
    </style:style>
    <style:style style:name="T8" style:family="text">
      <style:text-properties officeooo:rsid="00192d52" fo:background-color="#ffff00" loext:char-shading-value="0"/>
    </style:style>
    <style:style style:name="T9" style:family="text">
      <style:text-properties officeooo:rsid="001840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wards Deep Universal Dependencies</text:h>
      <text:p text:style-name="P1">Should be built on top of UD. Its core should be obtainable automatically from UD (basic and enhanced), with the help of heuristics (that can be turned on/off for selected groups of treebanks). The design should allow further manual annotation but it should be optional because it is costly and unlikely to become quickly available for many languages. <text:span text:style-name="T2">It is also possible to take and convert manual annotation from other sources. For example, UD Czech PDT comes from the Prague Dependency Treebank and the tectogrammatical annotation in the original treebank contains information that can be used in Deep UD. (Cite others, e.g., the Finnish PropBank of Turku DT etc.)</text:span></text:p>
      <text:p text:style-name="P1">We will probably use the CoNLL-U Plus file format.</text:p>
      <text:p text:style-name="P1">Argument-adjunct distinction welcome (unlike in UD). Mapping of arguments to semantic roles depends on large lexical resources (valency frames). It should be possible but it would not be required. We could also try projecting frames across alignments in parallel corpora (see Akbik et al. 2016).</text:p>
      <text:p text:style-name="P1">Annotation of a PAS (predicate-argument structure) will appear on the line that corresponds to the main node of the predicate (e.g., main verb).</text:p>
      <text:p text:style-name="P1">One new column contains the predicate/sense id. By default it is a copy of the lemma of the main verb but if we can disambiguate between different senses (frames), we can put a disambiguating identifier here. If we have a valency dictionary, this identifier will serve as a reference to an entry in the dictionary. <text:span text:style-name="T1">If the predicate id is empty, there is no PAS annotation on this line.</text:span></text:p>
      <text:p text:style-name="P2">Another column summarizes all arguments of the current predicate. Each argument is represented by the numerical ID of its head node, accompanied by a label that represents the argument’s role. We could use simply “arg1”, “arg2” etc., which is the approach taken by many semantic annotation schemes. Typically, actor would be arg1 and patient arg2; nevertheless, mapping of argument labels to semantic roles would be specific to each predicate and would have to be found in the valency dictionary. <text:span text:style-name="T3">Similarly to dependencies in the DEPS column of enhanced UD representation, argument descriptions are separated by the vertical bars “|” and canonically ordered; however, unlike DEPS, here it may make more sense to order them by argument labels (i.e., arg1 always appears before arg2, even if their order in the sentence is reversed). Example: </text:span><text:span text:style-name="T4">arg1:2.1|arg2:4|arg3:2</text:span><text:span text:style-name="T3">. No argument type can appear twice in one frame.</text:span></text:p>
      <text:p text:style-name="P4">We may want to add a third new column, which will summarize the verb form including all auxiliaries (e.g. “will have done”). Since the CoNLL-U format can accommodate spaces within columns, spaces will be allowed in this column (but only as separators; no leading or trailing spaces and no sequences of two or more spaces).</text:p>
      <text:p text:style-name="P3">Coordinate arguments are still treated as one subtree and represented by the head conjunct. On the other hand, shared arguments of coordinate predicates will be referenced from multiple frames. We will learn about shared arguments from the enhanced UD representation (which may come from a manual source, or just from the basic representation via a heuristic enhancer). <text:span text:style-name="T5">Arguments may be shared also in other situations, such as control verb constructions and relative clauses (both are covered in enhanced UD).</text:span></text:p>
      <text:p text:style-name="P4"><text:soft-page-break/>Elided predicates in constructions like gapping are represented by empty nodes (their ID is a decimal number). These exist already in enhanced UD but we may need to introduce new ones, e.g. in VP ellipsis in English, an auxiliary verb is promoted and represents the predicate, but in the deep representation we need the actual lexical predicate. Similarly, elided arguments (e.g. in pro-drop languages) may be represented by new empty nodes.</text:p>
      <text:p text:style-name="P4">The argument labels neutralize any valency-changing operations such as passivization. We will rely on the “:pass” subtypes of UD relations to detect passive clauses. Then, typically, arg1 will correspond to “nsubj” and “obl:agent”, while arg2 will correspond to “obj” and “nsubj:pass”.</text:p>
      <text:p text:style-name="P5">Language-specific (or treebank-specific) heuristics may include the following:</text:p>
      <text:list xml:id="list1124950784" text:style-name="L1">
        <text:list-item>
          <text:p text:style-name="P7">Is this a pro-drop language? Should we always make sure there is a subject, and read its features from the verb? Or should we even deduce other arguments from the verb, as in Basque?</text:p>
        </text:list-item>
        <text:list-item>
          <text:p text:style-name="P7">Specific function of “expl:pv” dependents (and “compound” in Serbian). Maybe all “expl” should be treated as if they were “expl:pv”? (Bulgarian, Slovenian)</text:p>
        </text:list-item>
        <text:list-item>
          <text:p text:style-name="P7">Passivization, causation, other valency-changing operations. How are they encoded in the treebank? This includes “expl:pass” and “expl:impers”.</text:p>
        </text:list-item>
        <text:list-item>
          <text:p text:style-name="P7">All other reflexive arguments should be taken as true reflexivity, i.e., two arguments would point to the same nominal node.</text:p>
        </text:list-item>
        <text:list-item>
          <text:p text:style-name="P7">Are there frequent cases of clitic doubling (expl) or dislocated arguments?</text:p>
        </text:list-item>
        <text:list-item>
          <text:p text:style-name="P7">What about <text:span text:style-name="T9">serial verbs, light verbs, nominal predicates with copula?</text:span></text:p>
        </text:list-item>
        <text:list-item>
          <text:p text:style-name="P8">What about secondary predication, xcomp, adjectivally used participles?</text:p>
        </text:list-item>
        <text:list-item>
          <text:p text:style-name="P8">If a language does not use the “obl:arg” relation, can we use heuristics to detect nominals that are likely to be arguments? Can we list secondary and multi-word prepositions, which always signal adjuncts and never arguments?</text:p>
        </text:list-item>
      </text:list>
      <text:p text:style-name="P6">Create a prototype and make it available on Lindat. Describe it as a short paper for the Syntaxfest (preferably UDW, then T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9-04-13T10:13:03.388000000</meta:creation-date>
    <dc:date>2019-05-16T16:26:42.893000000</dc:date>
    <dc:creator>Daniel Zeman</dc:creator>
    <meta:editing-duration>PT36M6S</meta:editing-duration>
    <meta:editing-cycles>8</meta:editing-cycles>
    <meta:generator>LibreOffice/5.3.1.2$Windows_X86_64 LibreOffice_project/e80a0e0fd1875e1696614d24c32df0f95f03deb2</meta:generator>
    <meta:document-statistic meta:table-count="0" meta:image-count="0" meta:object-count="0" meta:page-count="2" meta:paragraph-count="21" meta:word-count="844" meta:character-count="5303" meta:non-whitespace-character-count="4488"/>
  </office:meta>
</office:document-meta>
</file>